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.0193in" fo:border="0.06pt solid #d9d9e3"/>
    </style:style>
    <style:style style:name="P2" style:family="paragraph" style:parent-style-name="Heading_20_3">
      <style:paragraph-properties fo:padding="0.0193in" fo:border="0.06pt solid #d9d9e3"/>
    </style:style>
    <style:style style:name="P3" style:family="paragraph" style:parent-style-name="Text_20_body">
      <style:paragraph-properties fo:padding="0.0193in" fo:border="0.06pt solid #d9d9e3"/>
    </style:style>
    <style:style style:name="P4" style:family="paragraph" style:parent-style-name="Heading_20_1">
      <style:paragraph-properties fo:padding="0.0193in" fo:border="0.06pt solid #d9d9e3"/>
    </style:style>
    <style:style style:name="P5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6" style:family="paragraph" style:parent-style-name="Text_20_body" style:list-style-name="L1">
      <style:paragraph-properties fo:padding="0.0193in" fo:border="0.06pt solid #d9d9e3"/>
    </style:style>
    <style:style style:name="P7" style:family="paragraph" style:parent-style-name="Text_20_body" style:list-style-name="L2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og Matching Application Frontend Development Report</text:h>
      <text:h text:style-name="P1" text:outline-level="2">Project Overview</text:h>
      <text:p text:style-name="P3">The Dog Matching Application is designed to deliver an engaging onboarding experience, guiding users through a multi-step process to find suitable dogs based on their preferences. This report provides an in-depth overview of the frontend development process using the Flutter framework.</text:p>
      <text:h text:style-name="P1" text:outline-level="2">Technical Stack</text:h>
      <text:list xml:id="list311843964" text:style-name="L1">
        <text:list-item>
          <text:p text:style-name="P5"><text:span text:style-name="Strong_20_Emphasis"><text:span text:style-name="T1">Framework:</text:span></text:span> Flutter</text:p>
        </text:list-item>
        <text:list-item>
          <text:p text:style-name="P5"><text:span text:style-name="Strong_20_Emphasis"><text:span text:style-name="T1">State Management:</text:span></text:span> Provider</text:p>
        </text:list-item>
        <text:list-item>
          <text:p text:style-name="P6"><text:span text:style-name="Strong_20_Emphasis"><text:span text:style-name="T1">Version Control:</text:span></text:span> Git, GitHub</text:p>
        </text:list-item>
      </text:list>
      <text:h text:style-name="P1" text:outline-level="2">Project Milestones</text:h>
      <text:h text:style-name="P2" text:outline-level="3">1. Project Setup</text:h>
      <text:p text:style-name="P3">1.1 Created a new Flutter project using the <text:span text:style-name="Source_20_Text"><text:span text:style-name="T1">flutter create</text:span></text:span> command.</text:p>
      <text:p text:style-name="P3">1.2 Organized the project structure for modularity and scalability, including directories for screens, widgets, and models.</text:p>
      <text:h text:style-name="P2" text:outline-level="3">2. User Interface Design</text:h>
      <text:p text:style-name="P3">2.1 Designed an intuitive multi-step onboarding process to mimic popular app onboarding flows.</text:p>
      <text:p text:style-name="P3">2.2 Implemented each screen using Flutter's built-in widgets, ensuring a visually appealing and consistent design.</text:p>
      <text:h text:style-name="P2" text:outline-level="3">3. Navigation</text:h>
      <text:p text:style-name="P3">3.1 Utilized Flutter's Navigator for smooth and seamless transitions between screens.</text:p>
      <text:p text:style-name="P3">3.2 Implemented logic for both forward and backward navigation through the onboarding steps.</text:p>
      <text:h text:style-name="P2" text:outline-level="3">4. State Management</text:h>
      <text:p text:style-name="P3">4.1 Implemented robust state management using Provider to handle the application's state.</text:p>
      <text:p text:style-name="P3">4.2 Tracked user responses and managed the overall application state efficiently.</text:p>
      <text:h text:style-name="P2" text:outline-level="3">5. Dummy Data Handling</text:h>
      <text:p text:style-name="P3">5.1 Created a structured data model that mirrors the expected backend structure.</text:p>
      <text:p text:style-name="P3">5.2 Integrated dummy data to simulate backend functionality, ensuring a realistic user experience.</text:p>
      <text:h text:style-name="P2" text:outline-level="3"><text:soft-page-break/>6. Responsive UI</text:h>
      <text:p text:style-name="P3">6.1 Designed a responsive UI to ensure an optimal user experience across various screen sizes and orientations.</text:p>
      <text:p text:style-name="P3">6.2 Leveraged Flutter's responsive layout features to adapt the UI for different devices.</text:p>
      <text:h text:style-name="P2" text:outline-level="3">7. Code Organization</text:h>
      <text:p text:style-name="P3">7.1 Maintained a clean and modular codebase, adhering to Flutter best practices.</text:p>
      <text:p text:style-name="P3">7.2 Documented each component with clear comments, making the code understandable for both technical and non-technical stakeholders.</text:p>
      <text:h text:style-name="P2" text:outline-level="3">8. Version Control</text:h>
      <text:p text:style-name="P3">8.1 Established a private GitHub repository for efficient version control.</text:p>
      <text:p text:style-name="P3">8.2 Committed regularly with clear and meaningful commit messages to facilitate tracking and review.</text:p>
      <text:h text:style-name="P2" text:outline-level="3">9. Testing</text:h>
      <text:p text:style-name="P3">9.1 Conducted rigorous testing, including unit tests for individual components and integration tests for the overall application flow.</text:p>
      <text:p text:style-name="P3">9.2 Addressed and resolved identified bugs promptly to ensure a reliable application.</text:p>
      <text:h text:style-name="P2" text:outline-level="3">10. Documentation</text:h>
      <text:p text:style-name="P3">10.1 Integrated comprehensive documentation within the codebase to provide clarity on the purpose, input, and output of each component.</text:p>
      <text:p text:style-name="P3">10.2 Included a README file with instructions for running the application and details about the dummy data.</text:p>
      <text:h text:style-name="P1" text:outline-level="2">Submission</text:h>
      <text:list xml:id="list3508402046" text:style-name="L2">
        <text:list-item>
          <text:p text:style-name="P7">Regularly updated the private GitHub repository to showcase ongoing progress.</text:p>
        </text:list-item>
        <text:list-item>
          <text:p text:style-name="P7">GitHub Repository Link: [https://github.com/MustuBharmal/pet-suggestions]</text:p>
        </text:list-item>
      </text:list>
      <text:h text:style-name="P1" text:outline-level="2">Conclusion</text:h>
      <text:p text:style-name="P3">The detailed approach to frontend development ensures a high-quality user experience for the Dog Matching Application. I am confident that the commitment to excellence is evident in the outlined milestones. I welcome any feedback or further discussions.</text:p>
      <text:p text:style-name="P3">Thank you for your time and consideratio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0:30:58.118651188</meta:creation-date>
    <dc:date>2023-12-07T21:25:25.162991915</dc:date>
    <meta:editing-duration>PT6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432" meta:character-count="3074" meta:non-whitespace-character-count="2691"/>
  </office:meta>
</office:document-meta>
</file>